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75mm"/>
    </style:style>
    <style:style style:name="co2" style:family="table-column">
      <style:table-column-properties fo:break-before="auto" style:column-width="48.1mm"/>
    </style:style>
    <style:style style:name="co3" style:family="table-column">
      <style:table-column-properties fo:break-before="auto" style:column-width="55.33mm"/>
    </style:style>
    <style:style style:name="co4" style:family="table-column">
      <style:table-column-properties fo:break-before="auto" style:column-width="41.19mm"/>
    </style:style>
    <style:style style:name="co5" style:family="table-column">
      <style:table-column-properties fo:break-before="auto" style:column-width="44.49mm"/>
    </style:style>
    <style:style style:name="co6" style:family="table-column">
      <style:table-column-properties fo:break-before="auto" style:column-width="47.33mm"/>
    </style:style>
    <style:style style:name="co7" style:family="table-column">
      <style:table-column-properties fo:break-before="auto" style:column-width="40.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44.59mm"/>
    </style:style>
    <style:style style:name="co11" style:family="table-column">
      <style:table-column-properties fo:break-before="auto" style:column-width="36.85mm"/>
    </style:style>
    <style:style style:name="co12" style:family="table-column">
      <style:table-column-properties fo:break-before="auto" style:column-width="46.81mm"/>
    </style:style>
    <style:style style:name="ro1" style:family="table-row">
      <style:table-row-properties style:row-height="11.92mm" fo:break-before="auto" style:use-optimal-row-height="false"/>
    </style:style>
    <style:style style:name="ro2" style:family="table-row">
      <style:table-row-properties style:row-height="5.9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able-cell-properties fo:background-color="#999999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8.5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4.7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0.48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59.2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Consolas" style:font-family-generic="swiss" style:font-pitch="fixed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Typ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office:annotation draw:style-name="gr1" draw:text-style-name="P2" svg:width="28.99mm" svg:height="33.61mm" svg:x="63.5mm" svg:y="0mm" draw:caption-point-x="-6.1mm" draw:caption-point-y="0.1mm">
              <dc:date>2015-11-17T00:00:00</dc:date>
              <text:p text:style-name="P1"><text:span text:style-name="T1">Les sous-types autorisés pour chaque type sont listés dans le fichier d'import des métadonnées</text:span></text:p>
              <text:p text:style-name="P1"><text:span text:style-name="T1"/></text:p>
            </office:annotation>
            <text:p>Sous-Type</text:p>
          </table:table-cell>
          <table:table-cell table:style-name="ce1" office:value-type="string" calcext:value-type="string">
            <office:annotation draw:style-name="gr2" draw:text-style-name="P2" svg:width="28.99mm" svg:height="30.56mm" svg:x="111.6mm" svg:y="0mm" draw:caption-point-x="-6.1mm" draw:caption-point-y="0.1mm">
              <dc:date>2015-11-17T00:00:00</dc:date>
              <text:p text:style-name="P1"><text:span text:style-name="T1">Cas gérés dans la méthode "</text:span><text:span text:style-name="T2">buildWhereItem" de GenereicService.php</text:span></text:p>
              <text:p text:style-name="P1"><text:span text:style-name="T2"/></text:p>
            </office:annotation>
            <text:p>SQL Critère Requêtage</text:p>
            <text:p>(PHP)</text:p>
          </table:table-cell>
          <table:table-cell table:style-name="ce1" office:value-type="string" calcext:value-type="string">
            <office:annotation draw:style-name="gr2" draw:text-style-name="P2" svg:width="28.99mm" svg:height="30.56mm" svg:x="166.93mm" svg:y="0mm" draw:caption-point-x="-6.1mm" draw:caption-point-y="0.1mm">
              <dc:date>2015-11-17T00:00:00</dc:date>
              <text:p text:style-name="P1"><text:span text:style-name="T1">Cas gérés dans la méthode "</text:span><text:span text:style-name="T2">buildSQLValueItem" de GenericService.php</text:span></text:p>
              <text:p text:style-name="P1"><text:span text:style-name="T2"/></text:p>
            </office:annotation>
            <text:p>SQL Lecture donnée </text:p>
            <text:p>(PHP)</text:p>
          </table:table-cell>
          <table:table-cell table:style-name="ce1" office:value-type="string" calcext:value-type="string">
            <office:annotation draw:style-name="gr3" draw:text-style-name="P2" svg:width="28.99mm" svg:height="25.71mm" svg:x="208.12mm" svg:y="0mm" draw:caption-point-x="-6.1mm" draw:caption-point-y="0.1mm">
              <dc:date>2015-11-17T00:00:00</dc:date>
              <text:p text:style-name="P1"><text:span text:style-name="T1">Fonction fillValueLabel dans GenericService.php</text:span></text:p>
              <text:p text:style-name="P1"><text:span text:style-name="T1"/></text:p>
            </office:annotation>
            <text:p>Lecture donnée</text:p>
            <text:p>(PHP)</text:p>
          </table:table-cell>
          <table:table-cell table:style-name="ce1" office:value-type="string" calcext:value-type="string">
            <office:annotation draw:style-name="gr4" draw:text-style-name="P2" svg:width="28.99mm" svg:height="26.79mm" svg:x="252.6mm" svg:y="0mm" draw:caption-point-x="-6.1mm" draw:caption-point-y="0.1mm">
              <dc:date>2015-11-17T00:00:00</dc:date>
              <text:p text:style-name="P1"><text:span text:style-name="T2">Fonction _getFormElement() de DataeditionController</text:span></text:p>
              <text:p text:style-name="P1"><text:span text:style-name="T2"/></text:p>
            </office:annotation>
            <text:p>Validation de l'édition</text:p>
            <text:p>(PHP)</text:p>
          </table:table-cell>
          <table:table-cell table:style-name="ce1" office:value-type="string" calcext:value-type="string">
            <office:annotation draw:style-name="gr5" draw:text-style-name="P2" svg:width="28.99mm" svg:height="21.76mm" svg:x="299.93mm" svg:y="0mm" draw:caption-point-x="-6.1mm" draw:caption-point-y="0.1mm">
              <dc:date>2015-11-17T00:00:00</dc:date>
              <text:p text:style-name="P1"><text:span text:style-name="T1">Dans fonction convertType() de </text:span></text:p>
              <text:p text:style-name="P1"><text:span text:style-name="T1">GenericMapper.java</text:span></text:p>
              <text:p text:style-name="P1"><text:span text:style-name="T1"/></text:p>
            </office:annotation>
            <text:p>Integration</text:p>
            <text:p>(Java)</text:p>
          </table:table-cell>
          <table:table-cell table:style-name="ce1" office:value-type="string" calcext:value-type="string">
            <office:annotation draw:style-name="gr6" draw:text-style-name="P2" svg:width="28.99mm" svg:height="17.81mm" svg:x="347.25mm" svg:y="0mm" draw:caption-point-x="-6.1mm" draw:caption-point-y="0.1mm">
              <dc:date>2015-11-17T00:00:00</dc:date>
              <text:p text:style-name="P1"><text:span text:style-name="T1">Dans GenericMapper.java</text:span></text:p>
              <text:p text:style-name="P1"><text:span text:style-name="T1"/></text:p>
            </office:annotation>
            <text:p>Recopie (lecture SQL)</text:p>
            <text:p>(Java)</text:p>
          </table:table-cell>
          <table:table-cell table:style-name="ce1" office:value-type="string" calcext:value-type="string">
            <office:annotation draw:style-name="gr3" draw:text-style-name="P2" svg:width="28.99mm" svg:height="25.71mm" svg:x="388.16mm" svg:y="0mm" draw:caption-point-x="-6.1mm" draw:caption-point-y="0.1mm">
              <dc:date>2015-11-17T00:00:00</dc:date>
              <text:p text:style-name="P1"><text:span text:style-name="T1">Liste des types du jeu de <text:s/>test par défaut (vus dans le fichier LibreOffice)</text:span></text:p>
              <text:p text:style-name="P1"><text:span text:style-name="T1"/></text:p>
            </office:annotation>
            <text:p>Jeu de Test </text:p>
            <text:p>par défaut</text:p>
          </table:table-cell>
        </table:table-row>
        <table:table-row table:style-name="ro2">
          <table:table-cell table:style-name="ce1" table:number-columns-repeated="9"/>
        </table:table-row>
        <table:table-row table:style-name="ro3">
          <table:table-cell office:value-type="string" calcext:value-type="string">
            <text:p>STRING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NTEGER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 calcext:value-type="string">
            <text:p>NUMERIC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office:value-type="string" calcext:value-type="string">
            <text:p>NUMERIC </text:p>
          </table:table-cell>
          <table:table-cell office:value-type="string" calcext:value-type="string">
            <text:p>COORDINATE</text:p>
          </table:table-cell>
          <table:table-cell table:number-columns-repeated="2"/>
          <table:table-cell table:style-name="ce3"/>
          <table:table-cell table:style-name="ce2"/>
          <table:table-cell table:number-columns-repeated="2"/>
          <table:table-cell table:style-name="ce2"/>
        </table:table-row>
        <table:table-row table:style-name="ro3"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style-name="ce3"/>
          <table:table-cell table:style-name="ce2"/>
          <table:table-cell table:number-columns-repeated="2"/>
          <table:table-cell table:style-name="ce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OOLEAN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CODE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3"/>
          <table:table-cell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/>
          <table:table-cell table:style-name="ce2">
            <office:annotation draw:style-name="gr7" draw:text-style-name="P2" svg:width="28.99mm" svg:height="22.48mm" svg:x="166.93mm" svg:y="57.07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/>
          <table:table-cell table:style-name="ce2">
            <office:annotation draw:style-name="gr7" draw:text-style-name="P2" svg:width="28.99mm" svg:height="22.48mm" svg:x="166.93mm" svg:y="61.58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66.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70.6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2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ARRAY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MODE</text:p>
          </table:table-cell>
          <table:table-cell/>
          <table:table-cell table:style-name="ce2">
            <office:annotation draw:style-name="gr7" draw:text-style-name="P2" svg:width="28.99mm" svg:height="22.48mm" svg:x="166.93mm" svg:y="84.16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/>
          <table:table-cell table:style-name="ce2">
            <office:annotation draw:style-name="gr7" draw:text-style-name="P2" svg:width="28.99mm" svg:height="22.48mm" svg:x="166.93mm" svg:y="88.68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93.19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office:value-type="string" calcext:value-type="string">
            <text:p>ARRAY 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2">
            <office:annotation draw:style-name="gr7" draw:text-style-name="P2" svg:width="28.99mm" svg:height="22.48mm" svg:x="166.93mm" svg:y="97.71mm" draw:caption-point-x="-6.1mm" draw:caption-point-y="15.1m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2"/>
          <table:table-cell table:style-name="ce3"/>
          <table:table-cell table:style-name="ce4"/>
          <table:table-cell table:style-name="ce3"/>
          <table:table-cell table:style-name="ce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office:annotation draw:style-name="gr8" draw:text-style-name="P2" svg:width="28.99mm" svg:height="61.26mm" svg:x="34.75mm" svg:y="106.74mm" draw:caption-point-x="-6.1mm" draw:caption-point-y="15.1m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POINT</text:p>
          </table:table-cell>
          <table:table-cell table:number-columns-repeated="7"/>
        </table:table-row>
        <table:table-row table:style-name="ro3">
          <table:table-cell office:value-type="string" calcext:value-type="string">
            <office:annotation draw:style-name="gr8" draw:text-style-name="P2" svg:width="28.99mm" svg:height="61.26mm" svg:x="34.75mm" svg:y="111.25mm" draw:caption-point-x="-6.1mm" draw:caption-point-y="15.1m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LINESTRING</text:p>
          </table:table-cell>
          <table:table-cell table:number-columns-repeated="7"/>
        </table:table-row>
        <table:table-row table:style-name="ro3">
          <table:table-cell office:value-type="string" calcext:value-type="string">
            <office:annotation draw:style-name="gr8" draw:text-style-name="P2" svg:width="28.99mm" svg:height="61.26mm" svg:x="34.75mm" svg:y="115.77mm" draw:caption-point-x="-6.1mm" draw:caption-point-y="15.1m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POLYGON</text:p>
          </table:table-cell>
          <table:table-cell table:style-name="ce2" table:number-columns-repeated="2"/>
          <table:table-cell table:style-name="ce3"/>
          <table:table-cell table:style-name="ce4"/>
          <table:table-cell table:style-name="ce2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MAGE</text:p>
          </table:table-cell>
          <table:table-cell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2"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DATE</text:p>
          </table:table-cell>
          <table:table-cell/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 table:number-rows-repeated="6">
          <table:table-cell table:number-columns-repeated="9"/>
        </table:table-row>
        <table:table-row table:style-name="ro3">
          <table:table-cell table:style-name="ce2"/>
          <table:table-cell office:value-type="string" calcext:value-type="string">
            <text:p>Cas détecté explicitement</text:p>
          </table:table-cell>
          <table:table-cell table:number-columns-repeated="7"/>
        </table:table-row>
        <table:table-row table:style-name="ro3">
          <table:table-cell table:style-name="ce3"/>
          <table:table-cell office:value-type="string" calcext:value-type="string">
            <text:p>Cas géré par défaut sans code spécifique</text:p>
          </table:table-cell>
          <table:table-cell table:number-columns-repeated="7"/>
        </table:table-row>
        <table:table-row table:style-name="ro3">
          <table:table-cell table:style-name="ce4"/>
          <table:table-cell office:value-type="string" calcext:value-type="string">
            <text:p>Cas manquant</text:p>
          </table:table-cell>
          <table:table-cell table:number-columns-repeated="7"/>
        </table:table-row>
      </table:table>
      <table:table table:name="InputTypes" table:style-name="ta1" table:print="false">
        <table:table-column table:style-name="co9" table:default-cell-style-name="Default"/>
        <table:table-column table:style-name="co10" table:number-columns-repeated="2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8" table:number-columns-repeated="1018" table:default-cell-style-name="Default"/>
        <table:table-row table:style-name="ro4">
          <table:table-cell table:style-name="ce1" office:value-type="string" calcext:value-type="string">
            <office:annotation draw:style-name="gr6" draw:text-style-name="P2" svg:width="28.99mm" svg:height="17.81mm" svg:x="28.66mm" svg:y="0mm" draw:caption-point-x="-6.1mm" draw:caption-point-y="0.1mm">
              <dc:date>2015-11-17T00:00:00</dc:date>
              <text:p text:style-name="P1"><text:span text:style-name="T1">Correspond au Wigdet ExtJS qui va être affiché</text:span></text:p>
              <text:p text:style-name="P1"><text:span text:style-name="T1"/></text:p>
            </office:annotation>
            <text:p>InputType</text:p>
          </table:table-cell>
          <table:table-cell table:style-name="ce1" office:value-type="string" calcext:value-type="string">
            <office:annotation draw:style-name="gr9" draw:text-style-name="P2" svg:width="28.99mm" svg:height="37.56mm" svg:x="73.25mm" svg:y="0mm" draw:caption-point-x="-6.1mm" draw:caption-point-y="0.1mm">
              <dc:date>2015-11-17T00:00:00</dc:date>
              <text:p text:style-name="P1"><text:span text:style-name="T1">Les types autoristés en fonction du InputType sont listés dans le script d'import des métadonnées.</text:span></text:p>
              <text:p text:style-name="P1"><text:span text:style-name="T1"/></text:p>
            </office:annotation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office:annotation draw:style-name="gr7" draw:text-style-name="P2" svg:width="28.99mm" svg:height="22.48mm" svg:x="162.43mm" svg:y="0mm" draw:caption-point-x="-6.1mm" draw:caption-point-y="0.1mm">
              <dc:date>2015-11-17T00:00:00</dc:date>
              <text:p text:style-name="P1"><text:span text:style-name="T1">Dans </text:span><text:span text:style-name="T2">getFieldConfig de EditionPanel.js</text:span></text:p>
            </office:annotation>
            <text:p>Edition</text:p>
            <text:p>(Javascript)</text:p>
          </table:table-cell>
          <table:table-cell table:style-name="ce1" office:value-type="string" calcext:value-type="string">
            <office:annotation draw:style-name="gr7" draw:text-style-name="P2" svg:width="28.99mm" svg:height="22.48mm" svg:x="199.28mm" svg:y="0mm" draw:caption-point-x="-6.1mm" draw:caption-point-y="0.1mm">
              <dc:date>2015-11-17T00:00:00</dc:date>
              <text:p text:style-name="P1"><text:span text:style-name="T1">Dans </text:span><text:span text:style-name="T2">getCriteriaConfig() de FieldForm.js</text:span></text:p>
              <text:p text:style-name="P1"><text:span text:style-name="T2"/></text:p>
            </office:annotation>
            <text:p>Affichage</text:p>
            <text:p>(Javascript)</text:p>
          </table:table-cell>
          <table:table-cell table:style-name="ce1" office:value-type="string" calcext:value-type="string">
            <office:annotation draw:style-name="gr7" draw:text-style-name="P2" svg:width="28.99mm" svg:height="22.48mm" svg:x="246.1mm" svg:y="0mm" draw:caption-point-x="-6.1mm" draw:caption-point-y="0.1mm">
              <dc:date>2015-11-17T00:00:00</dc:date>
              <text:p text:style-name="P1"><text:span text:style-name="T1">Dans <text:s/>ConsultationPanel.js</text:span></text:p>
              <text:p text:style-name="P1"><text:span text:style-name="T1"/></text:p>
            </office:annotation>
            <text:p>Affichage en grille</text:p>
            <text:p>(Javascript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CODE</text:p>
          </table:table-cell>
          <table:table-cell/>
          <table:table-cell table:style-name="ce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/>
          <table:table-cell table:style-name="ce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DE</text:p>
          </table:table-cell>
          <table:table-cell/>
          <table:table-cell table:style-name="ce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/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 table:number-columns-repeated="2"/>
          <table:table-cell table:style-name="ce2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number-columns-repeated="3" office:value-type="string" calcext:value-type="string">
            <text:p>NUMERIC</text:p>
          </table:table-cell>
          <table:table-cell/>
          <table:table-cell table:style-name="ce2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ANGE</text:p>
          </table:table-cell>
          <table:table-cell/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INTEGER</text:p>
          </table:table-cell>
          <table:table-cell/>
          <table:table-cell table:style-name="ce2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CHECKBOX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RADIO</text:p>
          </table:table-cell>
          <table:table-cell office:value-type="string" calcext:value-type="string">
            <text:p>BOOLEAN</text:p>
          </table:table-cell>
          <table:table-cell/>
          <table:table-cell table:style-name="ce4"/>
          <table:table-cell table:style-name="ce2"/>
          <table:table-cell table:style-name="ce4"/>
          <table:table-cell table:number-columns-repeated="10"/>
          <table:table-cell table:style-name="ce5"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STRING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INTEGER</text:p>
          </table:table-cell>
          <table:table-cell/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NUMERIC</text:p>
          </table:table-cell>
          <table:table-cell/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ANGE</text:p>
          </table:table-cell>
          <table:table-cell/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/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/>
          <table:table-cell table:style-name="ce2"/>
          <table:table-cell table:style-name="ce3"/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TRE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/>
          <table:table-cell table:style-name="ce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/>
          <table:table-cell table:style-name="ce4"/>
          <table:table-cell table:style-name="ce3"/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office:value-type="string" calcext:value-type="string">
            <text:p>TAXRE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/>
          <table:table-cell table:style-name="ce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/>
          <table:table-cell table:style-name="ce4"/>
          <table:table-cell table:style-name="ce3"/>
          <table:table-cell table:number-columns-repeated="1018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number-columns-repeated="2" office:value-type="string" calcext:value-type="string">
            <text:p>IMAGE</text:p>
          </table:table-cell>
          <table:table-cell table:number-columns-repeated="2"/>
          <table:table-cell table:style-name="ce4"/>
          <table:table-cell table:style-name="ce2"/>
          <table:table-cell table:number-columns-repeated="1018"/>
        </table:table-row>
        <table:table-row table:style-name="ro3" table:number-rows-repeated="5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style-name="ce2"/>
          <table:table-cell office:value-type="string" calcext:value-type="string">
            <text:p>Cas détecté explicitement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3"/>
          <table:table-cell office:value-type="string" calcext:value-type="string">
            <text:p>Cas par défaut (sans code spécifique)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5"/>
          <table:table-cell office:value-type="string" calcext:value-type="string">
            <text:p>Cas non implémenté ou inutile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4"/>
          <table:table-cell office:value-type="string" calcext:value-type="string">
            <text:p>Cas manquant</text:p>
          </table:table-cell>
          <table:table-cell/>
          <table:table-cell table:style-name="Default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 style:data-style-name="N2" text:time-value="13:49:21.4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1M42S</meta:editing-duration>
    <meta:editing-cycles>28</meta:editing-cycles>
    <meta:generator>LibreOffice/5.0.0.5$Windows_x86 LibreOffice_project/1b1a90865e348b492231e1c451437d7a15bb262b</meta:generator>
    <dc:date>2016-04-15T13:50:47.455000000</dc:date>
    <meta:document-statistic meta:table-count="2" meta:cell-count="107" meta:object-count="0"/>
    <meta:user-defined meta:name="Info 1"/>
    <meta:user-defined meta:name="Info 2"/>
    <meta:user-defined meta:name="Info 3"/>
    <meta:user-defined meta:name="Info 4"/>
  </office:meta>
</office:document-meta>
</file>